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1bf1bb" officeooo:paragraph-rsid="00259f4d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aae431" officeooo:paragraph-rsid="00aae431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officeooo:rsid="00322e4c" officeooo:paragraph-rsid="003f0e3f"/>
    </style:style>
    <style:style style:name="P7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normal" officeooo:rsid="008e06d5" officeooo:paragraph-rsid="008e06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US" fo:font-weight="normal" officeooo:rsid="00a56edd" officeooo:paragraph-rsid="00a56ed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4pt" fo:font-weight="bold" officeooo:rsid="00aba368" officeooo:paragraph-rsid="00aba368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in" fo:margin-bottom="0.0402in" style:contextual-spacing="false"/>
      <style:text-properties fo:font-size="12pt" fo:font-weight="normal" officeooo:rsid="00ad24cd" officeooo:paragraph-rsid="00ad24cd" style:font-size-asian="10.5pt" style:font-weight-asian="normal" style:font-size-complex="12pt" style:font-weight-complex="normal"/>
    </style:style>
    <style:style style:name="P14" style:family="paragraph" style:parent-style-name="Standard" style:list-style-name="L1" style:master-page-name="">
      <loext:graphic-properties draw:fill="none"/>
      <style:paragraph-properties fo:margin-left="0.5in" fo:margin-right="0in" fo:margin-top="0.0402in" fo:margin-bottom="0in" style:contextual-spacing="false" fo:text-indent="-0.25in" style:auto-text-indent="false" style:page-number="auto" fo:background-color="transparent"/>
      <style:text-properties fo:font-size="12pt" fo:font-weight="normal" officeooo:rsid="00aba368" officeooo:paragraph-rsid="00aba36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4pt" fo:font-weight="bold" officeooo:rsid="00a41f07" officeooo:paragraph-rsid="00a41f07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a41f07" officeooo:paragraph-rsid="00a41f07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text-properties fo:font-size="14pt" fo:font-weight="bold" officeooo:rsid="00a56edd" officeooo:paragraph-rsid="00a56edd" style:font-size-asian="12.25pt" style:font-weight-asian="bold" style:font-size-complex="14pt" style:font-weight-complex="bold"/>
    </style:style>
    <style:style style:name="T1" style:family="text">
      <style:text-properties officeooo:rsid="00322e4c"/>
    </style:style>
    <style:style style:name="T2" style:family="text">
      <style:text-properties officeooo:rsid="0096161f"/>
    </style:style>
    <style:style style:name="T3" style:family="text">
      <style:text-properties officeooo:rsid="00aae431"/>
    </style:style>
    <style:style style:name="T4" style:family="text">
      <style:text-properties officeooo:rsid="00a56edd"/>
    </style:style>
    <style:style style:name="T5" style:family="text">
      <style:text-properties officeooo:rsid="00a59453"/>
    </style:style>
    <style:style style:name="T6" style:family="text">
      <style:text-properties officeooo:rsid="00a41f07"/>
    </style:style>
    <style:style style:name="T7" style:family="text">
      <style:text-properties officeooo:rsid="00b05a5b"/>
    </style:style>
    <style:style style:name="T8" style:family="text">
      <style:text-properties officeooo:rsid="00a78270"/>
    </style:style>
    <style:style style:name="T9" style:family="text">
      <style:text-properties officeooo:rsid="004ea21b"/>
    </style:style>
    <style:style style:name="T10" style:family="text">
      <style:text-properties fo:font-size="12pt" fo:font-weight="normal" officeooo:rsid="004ea21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31</text:p>
          </table:table-cell>
          <table:table-cell table:style-name="Table1.A1" office:value-type="string">
            <text:p text:style-name="P2"><text:span text:style-name="T1">Lab</text:span> <text:span text:style-name="T2">1</text:span><text:span text:style-name="T3">7</text:span></text:p>
          </table:table-cell>
        </table:table-row>
        <table:table-row>
          <table:table-cell table:style-name="Table1.A1" office:value-type="string">
            <text:p text:style-name="P3">Score: ______/<text:span text:style-name="T4">1</text:span><text:span text:style-name="T5">8</text:span></text:p>
          </table:table-cell>
          <table:table-cell table:style-name="Table1.A1" office:value-type="string">
            <text:p text:style-name="P4">v1.1</text:p>
          </table:table-cell>
        </table:table-row>
      </table:table>
      <text:p text:style-name="P5"/>
      <text:p text:style-name="P6">The purpose of this lab is to give you experience <text:span text:style-name="T6">with effectively using a search engine </text:span><text:span text:style-name="T7">to find</text:span><text:span text:style-name="T6"> solutions.</text:span></text:p>
      <text:p text:style-name="P6"/>
      <text:p text:style-name="P7">Specifications</text:p>
      <text:p text:style-name="P8"/>
      <text:p text:style-name="P9">In this lab, <text:span text:style-name="T6">you will receive no help from the instructor and will have to find all of your solutions via </text:span><text:bookmark-start text:name="__DdeLink__9419_579411352"/><text:span text:style-name="T6">effectiv</text:span><text:span text:style-name="T7">ely using a search engine</text:span><text:bookmark-end text:name="__DdeLink__9419_579411352"/><text:span text:style-name="T6">. </text:span><text:span text:style-name="T4">The code you receive will have </text:span><text:span text:style-name="T5">three</text:span><text:span text:style-name="T4"> projects. You are to investigate why </text:span><text:span text:style-name="T5">they are</text:span><text:span text:style-name="T4"> either not working as intended, crashing, </text:span><text:span text:style-name="T8">or not compiling</text:span><text:span text:style-name="T4"> and </text:span><text:span text:style-name="T5">then</text:span><text:span text:style-name="T4"> make appropriate fixes.</text:span></text:p>
      <text:p text:style-name="P9"/>
      <text:p text:style-name="P10">Do not modify the Program.cs files. Do not use LINQ for the second project (GooglingExercisesPt2). <text:span text:style-name="T8">Do not modify Calculator.cs in the third project (GooglingExercisesPt3).</text:span></text:p>
      <text:p text:style-name="P10"/>
      <text:p text:style-name="P11">Constraints</text:p>
      <text:p text:style-name="P12"/>
      <text:list text:style-name="L1">
        <text:list-item>
          <text:p text:style-name="P13">All AI tools must be disabled for this assignment.</text:p>
        </text:list-item>
        <text:list-item>
          <text:p text:style-name="P14">Only modify the Source.cs files in each project.</text:p>
        </text:list-item>
      </text:list>
      <text:p text:style-name="P12"/>
      <text:p text:style-name="P15"><text:bookmark-start text:name="__DdeLink__9100_579411352"/>S<text:span text:style-name="T9">ubmission</text:span><text:bookmark-end text:name="__DdeLink__9100_579411352"/></text:p>
      <text:p text:style-name="P16"/>
      <text:p text:style-name="P17">The submission for this lab is the commit ID you want graded. Please submit the commit ID on Canvas.</text:p>
      <text:p text:style-name="P17"/>
      <text:p text:style-name="P18"><text:span text:style-name="T9">T</text:span>ips</text:p>
      <text:p text:style-name="P19"/>
      <text:list text:style-name="L2">
        <text:list-item>
          <text:p text:style-name="P20"><text:span text:style-name="T10">W</text:span><text:span text:style-name="T11">hen Googling, remember to make use of quotes, plus sign and minus sign, and search exception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2-22T17:10:09.347857057</dc:date>
    <meta:editing-duration>PT14H58M27S</meta:editing-duration>
    <meta:editing-cycles>79</meta:editing-cycles>
    <meta:generator>LibreOffice/24.8.5.2$Linux_X86_64 LibreOffice_project/480$Build-2</meta:generator>
    <meta:document-statistic meta:table-count="1" meta:image-count="0" meta:object-count="0" meta:page-count="1" meta:paragraph-count="15" meta:word-count="163" meta:character-count="959" meta:non-whitespace-character-count="814"/>
  </office:meta>
</office:document-meta>
</file>